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Verdana" style:font-family-asian="Verdana" style:font-family-complex="Verdana" fo:background-color="transparent" style:use-window-font-color="true"/>
    </style:style>
    <style:style style:name="T2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4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5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6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7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8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9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10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11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12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13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14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15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16" style:family="text">
      <style:text-properties fo:font-size="13.00pt" fo:font-weight="normal" fo:font-family="Verdana" style:font-family-asian="Verdana" style:font-family-complex="Verdana" fo:background-color="transparent" style:use-window-font-color="true" fo:font-style="italic"/>
    </style:style>
    <style:style style:name="T17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18" style:family="text">
      <style:text-properties fo:font-size="13.00pt" fo:font-weight="normal" fo:font-family="Verdana" style:font-family-asian="Verdana" style:font-family-complex="Verdana" fo:background-color="transparent" style:use-window-font-color="true" fo:font-style="italic"/>
    </style:style>
    <style:style style:name="T19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20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21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22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23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24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25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26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27" style:family="text">
      <style:text-properties fo:font-size="13.00pt" fo:font-weight="normal" fo:font-family="Verdana" style:font-family-asian="Verdana" style:font-family-complex="Verdana" fo:background-color="transparent" style:use-window-font-color="true" fo:font-style="italic"/>
    </style:style>
    <style:style style:name="T28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29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30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31" style:family="text">
      <style:text-properties fo:font-size="13.00pt" fo:font-weight="normal" fo:font-family="Verdana" style:font-family-asian="Verdana" style:font-family-complex="Verdana" fo:background-color="transparent" fo:color="#000000" fo:font-style="italic"/>
    </style:style>
    <style:style style:name="T32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33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34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35" style:family="text">
      <style:text-properties fo:font-size="13.00pt" fo:font-weight="normal" fo:font-family="Verdana" style:font-family-asian="Verdana" style:font-family-complex="Verdana" fo:background-color="transparent" fo:color="#000000" fo:font-style="italic"/>
    </style:style>
    <style:style style:name="T36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37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38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39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40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41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42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43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44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45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46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47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48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49" style:family="text">
      <style:text-properties fo:font-size="13.00pt" fo:font-weight="normal" fo:font-family="Verdana" style:font-family-asian="Verdana" style:font-family-complex="Verdana" fo:background-color="transparent" fo:color="#000000" fo:font-style="italic"/>
    </style:style>
    <style:style style:name="T50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51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52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53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54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55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56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57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58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59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60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61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62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63" style:family="text">
      <style:text-properties fo:font-size="13.00pt" fo:font-weight="normal" fo:font-family="Verdana" style:font-family-asian="Verdana" style:font-family-complex="Verdana" fo:background-color="transparent" fo:color="#000000" fo:font-style="italic"/>
    </style:style>
    <style:style style:name="T64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65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66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67" style:family="text">
      <style:text-properties fo:font-size="13.00pt" fo:font-weight="normal" fo:font-family="Verdana" style:font-family-asian="Verdana" style:font-family-complex="Verdana" fo:background-color="transparent" fo:color="#000000" fo:font-style="italic"/>
    </style:style>
    <style:style style:name="T68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69" style:family="text">
      <style:text-properties fo:font-size="13.00pt" fo:font-weight="normal" fo:font-family="Verdana" style:font-family-asian="Verdana" style:font-family-complex="Verdana" fo:background-color="transparent" fo:color="#000000" fo:font-style="italic"/>
    </style:style>
    <style:style style:name="T70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71" style:family="text">
      <style:text-properties fo:font-size="13.00pt" fo:font-weight="normal" fo:font-family="Verdana" style:font-family-asian="Verdana" style:font-family-complex="Verdana" fo:background-color="transparent" fo:color="#000000" fo:font-style="italic"/>
    </style:style>
    <style:style style:name="T72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73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74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75" style:family="text">
      <style:text-properties fo:font-size="13.00pt" fo:font-weight="normal" fo:font-family="Verdana" style:font-family-asian="Verdana" style:font-family-complex="Verdana" fo:background-color="transparent" fo:color="#000000" fo:font-style="italic"/>
    </style:style>
    <style:style style:name="T76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77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78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79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80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81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82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83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84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85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86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87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88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89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90" style:family="text">
      <style:text-properties fo:font-size="13.00pt" fo:font-weight="normal" fo:font-family="Verdana" style:font-family-asian="Verdana" style:font-family-complex="Verdana" fo:background-color="transparent" fo:color="#000000" fo:font-style="italic"/>
    </style:style>
    <style:style style:name="T91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92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93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94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95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96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97" style:family="text">
      <style:text-properties fo:font-size="14.00pt" fo:font-weight="normal" fo:font-family="Verdana" style:font-family-asian="Verdana" style:font-family-complex="Verdana" fo:background-color="transparent" fo:color="#ff3333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Übungsfragen zur Prüfungsvorbereitung 4</text:span><text:span text:style-name="T2"/></text:p>
      <text:p text:style-name="P2"><text:span text:style-name="T2"><text:line-break/></text:span><text:span text:style-name="T3">1. Welche Funktion haben beim ls-Befehl die Schalter<text:line-break/><text:line-break/>-R<text:tab/></text:span><text:span text:style-name="T4"><text:line-break/></text:span><text:span text:style-name="T5"><text:line-break/>-r<text:tab/></text:span><text:span text:style-name="T6"><text:line-break/></text:span><text:span text:style-name="T7"><text:line-break/>-S<text:tab/></text:span><text:span text:style-name="T8"><text:line-break/></text:span><text:span text:style-name="T9"><text:line-break/>-t<text:tab/></text:span><text:span text:style-name="T10"><text:line-break/></text:span><text:span text:style-name="T11"><text:line-break/>2. Wohin kommen Sie nach Eingabe von<text:line-break/><text:line-break/>cd -<text:tab/><text:line-break/><text:line-break/>cd ~ <text:tab/></text:span><text:span text:style-name="T12"><text:line-break/></text:span><text:span text:style-name="T13"><text:line-break/>cd .. <text:tab/><text:line-break/><text:line-break/>3. Was bewirkt der Befehl mkdir -p?<text:line-break/></text:span><text:span text:style-name="T14"><text:line-break/></text:span></text:p>
      <text:p text:style-name="P2"><text:span text:style-name="T15">4. Was bewirkt der Befehl<text:s/></text:span><text:span text:style-name="T16">rmdir -p</text:span><text:span text:style-name="T17">? <text:line-break/><text:line-break/><text:line-break/><text:line-break/>5. Was bewirkt der Befehl<text:s/></text:span><text:span text:style-name="T18">cp -r und cp -R</text:span><text:span text:style-name="T19">? <text:line-break/></text:span></text:p>
      <text:p text:style-name="P2"><text:span text:style-name="T19"><text:line-break/><text:line-break/>6. Welche Funktion haben beim mv-Befehl die Schalter<text:line-break/><text:line-break/>-i<text:tab/><text:line-break/><text:line-break/>-v<text:tab/></text:span><text:span text:style-name="T20"><text:line-break/></text:span><text:span text:style-name="T21"><text:line-break/>7. Welche Funktion haben beim rm-Befehl die Schalter<text:line-break/><text:line-break/>-f<text:tab/>Erzwingungs-Modus<text:tab/><text:line-break/><text:line-break/>-i<text:tab/><text:line-break/><text:line-break/>-r bzw. -R<text:tab/><text:tab/><text:line-break/><text:line-break/>8. Mit welchem man-Befehl können Sie nach Stichworten suchen? <text:line-break/><text:line-break/></text:span><text:span text:style-name="T22"><text:line-break/><text:line-break/></text:span><text:span text:style-name="T23">9. Welcher Befehl löscht ein Verzeichnis samt Inhalt?</text:span><text:span text:style-name="T24"><text:s/><text:line-break/><text:line-break/></text:span><text:span text:style-name="T25">cp -r</text:span><text:span text:style-name="T26"><text:line-break/>tr -R<text:line-break/>rm -r<text:line-break/>cd -r<text:line-break/>tac -R<text:line-break/><text:line-break/>10. Was bewirkt der Befehl<text:s/></text:span><text:span text:style-name="T27">cat -A</text:span><text:span text:style-name="T28">? <text:line-break/><text:line-break/><text:line-break/></text:span><text:span text:style-name="T29"><text:line-break/></text:span><text:span text:style-name="T30">11. Was bewirkt der Befehl<text:s/></text:span><text:span text:style-name="T31">tail -f</text:span><text:span text:style-name="T32">?<text:s/></text:span><text:span text:style-name="T33"><text:line-break/></text:span></text:p>
      <text:p text:style-name="P2"><text:span text:style-name="T33"><text:line-break/><text:line-break/></text:span><text:span text:style-name="T34">12. Was bewirkt der Befehl<text:s/></text:span><text:span text:style-name="T35">sort -r -u</text:span><text:span text:style-name="T36">?<text:s text:c="2"/><text:line-break/></text:span><text:span text:style-name="T37"><text:line-break/><text:line-break/><text:line-break/></text:span><text:span text:style-name="T38">13. Welche Funktion haben beim wc-Befehl die Schalter</text:span><text:span text:style-name="T39"><text:line-break/><text:line-break/></text:span><text:span text:style-name="T40">-l</text:span><text:span text:style-name="T41"><text:tab/></text:span><text:span text:style-name="T42"><text:line-break/></text:span><text:span text:style-name="T43"><text:line-break/></text:span><text:span text:style-name="T44">-w</text:span><text:span text:style-name="T45"><text:tab/></text:span><text:span text:style-name="T46"><text:line-break/></text:span><text:span text:style-name="T47"><text:line-break/></text:span><text:span text:style-name="T48">14. Was bewirkt der Befehl<text:s/></text:span><text:span text:style-name="T49">less &lt; inhalt.txt</text:span><text:span text:style-name="T50">? <text:line-break/><text:line-break/><text:line-break/><text:line-break/>15. Welcher Unterschied besteht zwischen &gt; und &gt;&gt;?<text:line-break/></text:span></text:p>
      <text:p text:style-name="P2"><text:span text:style-name="T51"/></text:p>
      <text:p text:style-name="P2"><text:span text:style-name="T52"><text:line-break/>16. Welche der folgenden Umleitungen leitet Fehlermeldungen (STDERR) um?<text:line-break/><text:line-break/>&gt;<text:line-break/>&gt;&gt;<text:line-break/></text:span><text:span text:style-name="T53">2&gt;</text:span><text:span text:style-name="T54"><text:line-break/>|<text:line-break/>&amp;1<text:line-break/><text:line-break/>17. Was bewirkt folgendes Kommando?<text:line-break/><text:line-break/>ls -la Documents/ &gt; liste.txt 2&gt; fehler.txt<text:s text:c="2"/><text:line-break/></text:span><text:span text:style-name="T55"><text:line-break/><text:line-break/></text:span><text:span text:style-name="T56"><text:line-break/>18. Was bewirkt folgendes Kommando?<text:line-break/><text:line-break/>ls -la Documents/ &gt; liste_fehler.txt<text:s text:c="2"/>2&gt;&amp;1 | less<text:line-break/><text:line-break/></text:span><text:span text:style-name="T57"><text:line-break/><text:s/></text:span><text:span text:style-name="T58"><text:line-break/>19. Was bewirkt dd beim vi-Editor?<text:line-break/><text:line-break/><text:line-break/><text:line-break/>20. Was bewirkt D beim vi-Editor?<text:line-break/><text:line-break/></text:span><text:span text:style-name="T59"><text:line-break/><text:line-break/></text:span><text:span text:style-name="T60">21.</text:span><text:span text:style-name="T61"><text:s/></text:span><text:span text:style-name="T62">Was bewirkt esc + ZZ beim vi-Editor?<text:line-break/><text:line-break/><text:line-break/><text:line-break/>22. Was bewirkt :wq beim vi-Editor?<text:line-break/><text:line-break/><text:line-break/><text:line-break/>23. Was bewirkt "</text:span><text:span text:style-name="T63">Befehl1 | Befehl2"</text:span><text:span text:style-name="T64">?<text:line-break/><text:line-break/></text:span><text:span text:style-name="T65"><text:line-break/><text:line-break/></text:span><text:span text:style-name="T66">24. Was bewirkt "</text:span><text:span text:style-name="T67">Befehl1 ; Befehl2"</text:span><text:span text:style-name="T68">?<text:line-break/><text:line-break/><text:line-break/><text:line-break/>25. Was bewirkt "</text:span><text:span text:style-name="T69">xclock&amp;"</text:span><text:span text:style-name="T70">?<text:line-break/><text:line-break/><text:line-break/><text:line-break/>26. Was bewirkt "</text:span><text:span text:style-name="T71">Befehl1 &amp;&amp; Befehl2"</text:span><text:span text:style-name="T72">?<text:line-break/><text:line-break/></text:span><text:span text:style-name="T73"><text:line-break/><text:line-break/></text:span><text:span text:style-name="T74">27. Was bewirkt "</text:span><text:span text:style-name="T75">Befehl1 || Befehl2"</text:span><text:span text:style-name="T76">?<text:line-break/><text:line-break/></text:span><text:span text:style-name="T77"><text:line-break/><text:line-break/></text:span><text:span text:style-name="T78">28. Mit welchem Befehl können Sie sich Ihren Benutzernamen anzeigen lassen?</text:span><text:span text:style-name="T79"><text:line-break/><text:line-break/><text:line-break/><text:line-break/></text:span><text:span text:style-name="T80">29. Mit welchem Befehl können Sie sich USB-Geräte anzeigen lassen?</text:span><text:span text:style-name="T81"><text:line-break/></text:span></text:p>
      <text:p text:style-name="P2"><text:span text:style-name="T82"/></text:p>
      <text:p text:style-name="P2"><text:span text:style-name="T83"><text:line-break/></text:span><text:span text:style-name="T84">30. Welche Funktion haben beim tar-Befehl die Schalter<text:line-break/><text:line-break/>-z<text:tab/></text:span><text:span text:style-name="T85"><text:line-break/><text:line-break/></text:span><text:span text:style-name="T86">-j</text:span><text:span text:style-name="T87"><text:tab/></text:span><text:span text:style-name="T88"><text:line-break/></text:span><text:span text:style-name="T89"><text:line-break/>31. Was bewirkt der Befehl "s</text:span><text:span text:style-name="T90">udo gpasswd -a heike Buchhaltung"</text:span><text:span text:style-name="T91">?<text:line-break/><text:line-break/></text:span><text:span text:style-name="T92"><text:line-break/><text:line-break/></text:span><text:span text:style-name="T93">32. Mit welchem Befehl können Sie die Gruppe Buchhaltung anlegen?</text:span><text:span text:style-name="T94"><text:line-break/><text:line-break/><text:line-break/><text:line-break/></text:span><text:span text:style-name="T95">33. Mit welchem Befehl können Sie sehen in welchen Gruppen heike Mitglied ist?</text:span><text:span text:style-name="T96"/></text:p>
      <text:p text:style-name="P2"><text:span text:style-name="T96"/></text:p>
      <text:p text:style-name="P2"><text:span text:style-name="T9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